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ed586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1ed586" officeooo:paragraph-rsid="001ed586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ed586" officeooo:paragraph-rsid="001ed586"/>
    </style:style>
    <style:style style:name="P5" style:family="paragraph" style:parent-style-name="Text_20_body" style:list-style-name="L4">
      <style:paragraph-properties fo:margin-top="0cm" fo:margin-bottom="0cm" style:contextual-spacing="false"/>
      <style:text-properties officeooo:rsid="001ed586" officeooo:paragraph-rsid="001ed586"/>
    </style:style>
    <style:style style:name="P6" style:family="paragraph" style:parent-style-name="Text_20_body" style:list-style-name="L5">
      <style:paragraph-properties fo:margin-top="0cm" fo:margin-bottom="0cm" style:contextual-spacing="false"/>
      <style:text-properties officeooo:rsid="001ed586" officeooo:paragraph-rsid="001ed586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officeooo:rsid="001ed586" officeooo:paragraph-rsid="0020d4a5"/>
    </style:style>
    <style:style style:name="P8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1ed586" officeooo:paragraph-rsid="001ed586"/>
    </style:style>
    <style:style style:name="P9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1ed586" officeooo:paragraph-rsid="0020d4a5"/>
    </style:style>
    <style:style style:name="P10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1ed586" officeooo:paragraph-rsid="0023cd41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1dfbf7" officeooo:paragraph-rsid="001dfbf7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1dfbf7" officeooo:paragraph-rsid="001dfbf7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officeooo:rsid="001dfbf7" officeooo:paragraph-rsid="001dfbf7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rsid="0020d4a5" officeooo:paragraph-rsid="0020d4a5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0d4a5" officeooo:paragraph-rsid="0020d4a5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rsid="0020d4a5" officeooo:paragraph-rsid="0020d4a5"/>
    </style:style>
    <style:style style:name="P17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20d4a5" officeooo:paragraph-rsid="0020d4a5"/>
    </style:style>
    <style:style style:name="P18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officeooo:paragraph-rsid="0023cd41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officeooo:rsid="002222fb" officeooo:paragraph-rsid="002222fb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officeooo:rsid="002222fb" officeooo:paragraph-rsid="002222fb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3cd41" officeooo:paragraph-rsid="0023cd41"/>
    </style:style>
    <style:style style:name="P22" style:family="paragraph" style:parent-style-name="Text_20_body" style:list-style-name="L7">
      <style:paragraph-properties fo:margin-top="0cm" fo:margin-bottom="0cm" style:contextual-spacing="false" fo:text-align="justify" style:justify-single-word="false"/>
      <style:text-properties officeooo:rsid="0023cd41" officeooo:paragraph-rsid="0023cd41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3cd41" officeooo:paragraph-rsid="0023cd41"/>
    </style:style>
    <style:style style:name="T1" style:family="text">
      <style:text-properties officeooo:rsid="001ed586"/>
    </style:style>
    <style:style style:name="T2" style:family="text">
      <style:text-properties officeooo:rsid="0020d4a5"/>
    </style:style>
    <style:style style:name="T3" style:family="text">
      <style:text-properties officeooo:rsid="00223069"/>
    </style:style>
    <style:style style:name="T4" style:family="text">
      <style:text-properties officeooo:rsid="00231d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d586" style:font-weight-asian="bold" style:font-weight-complex="bold"/>
    </style:style>
    <style:style style:name="T7" style:family="text">
      <style:text-properties fo:font-weight="bold" officeooo:rsid="0020d4a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d58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0d4a5" style:font-weight-asian="bold" style:font-weight-complex="bold"/>
    </style:style>
    <style:style style:name="T11" style:family="text">
      <style:text-properties officeooo:rsid="0023c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UI</text:span><text:span text:style-name="T8">:</text:span> <text:span text:style-name="T2">get user input for everything</text:span></text:p>
      <text:p text:style-name="P3"/>
      <text:p text:style-name="P3"><text:span text:style-name="T8">Solver:</text:span> actually does solving</text:p>
      <text:list xml:id="list4520518376061685846" text:style-name="L2">
        <text:list-item>
          <text:p text:style-name="P4">std::vector&lt;Square *(?)&gt; <text:s/>toCheck; or std::queue?</text:p>
        </text:list-item>
      </text:list>
      <text:p text:style-name="P3"/>
      <text:p text:style-name="P3"><text:span text:style-name="T8">Square:</text:span> <text:span text:style-name="T2">atomic piece of Board</text:span></text:p>
      <text:list xml:id="list2767070355740244390" text:style-name="L6">
        <text:list-item>
          <text:p text:style-name="P20">const int puzzle_size = <text:span text:style-name="T3">9</text:span></text:p>
        </text:list-item>
      </text:list>
      <text:p text:style-name="P15">Members:</text:p>
      <text:list xml:id="list3861631605917548795" text:style-name="L5">
        <text:list-item>
          <text:p text:style-name="P6">bool isSet </text:p>
        </text:list-item>
        <text:list-item>
          <text:p text:style-name="P6">int value </text:p>
        </text:list-item>
        <text:list-item>
          <text:p text:style-name="P6">std::set&lt;int&gt; possibleValues </text:p>
        </text:list-item>
        <text:list-item>
          <text:p text:style-name="P6">int row, col </text:p>
        </text:list-item>
      </text:list>
      <text:p text:style-name="P15">C'tors:</text:p>
      <text:list xml:id="list124935695613904" text:continue-numbering="true" text:style-name="L5">
        <text:list-item>
          <text:p text:style-name="P7">Square(row, col, value) (isSet is true) </text:p>
        </text:list-item>
        <text:list-item>
          <text:p text:style-name="P7">Square(row, col) (isSet is false) </text:p>
        </text:list-item>
        <text:list-item>
          <text:p text:style-name="P7">Square(const Square&amp;)</text:p>
        </text:list-item>
        <text:list-item>
          <text:p text:style-name="P16">default c'tor</text:p>
        </text:list-item>
      </text:list>
      <text:p text:style-name="P15">Methods:</text:p>
      <text:list xml:id="list124934778415302" text:continue-numbering="true" text:style-name="L5">
        <text:list-item>
          <text:p text:style-name="P19">operator=(const Square &amp;)</text:p>
        </text:list-item>
        <text:list-item>
          <text:p text:style-name="P6"><text:span text:style-name="T4">bool </text:span>restrictValues(std::initialiser_list&lt;int&gt;)</text:p>
        </text:list-item>
        <text:list-item>
          <text:p text:style-name="P16">bool setValue(int value)</text:p>
        </text:list-item>
        <text:list-item>
          <text:p text:style-name="P16">bool getIsSet</text:p>
        </text:list-item>
        <text:list-item>
          <text:p text:style-name="P16">int getValue(), throw exception if not set</text:p>
        </text:list-item>
        <text:list-item>
          <text:p text:style-name="P16">int getRow()</text:p>
        </text:list-item>
        <text:list-item>
          <text:p text:style-name="P16">int getColumn()</text:p>
        </text:list-item>
      </text:list>
      <text:p text:style-name="P1"/>
      <text:p text:style-name="P11"><text:span text:style-name="T10">Puzzle</text:span><text:span text:style-name="T8">:</text:span> <text:span text:style-name="T2">puzzle state</text:span></text:p>
      <text:list xml:id="list2509939460598729247" text:style-name="L3">
        <text:list-item>
          <text:p text:style-name="P14">const int puzzle_size = <text:span text:style-name="T3">9</text:span> (easier to template later)</text:p>
        </text:list-item>
      </text:list>
      <text:p text:style-name="P21">Members:</text:p>
      <text:list xml:id="list100026496191149442" text:style-name="L7">
        <text:list-item>
          <text:p text:style-name="P18"><text:span text:style-name="T11">Square squares[][]</text:span></text:p>
        </text:list-item>
        <text:list-item>
          <text:p text:style-name="P22">bool solved</text:p>
        </text:list-item>
        <text:list-item>
          <text:p text:style-name="P22">squaresLeft</text:p>
        </text:list-item>
      </text:list>
      <text:p text:style-name="P23">C'tors:</text:p>
      <text:list xml:id="list124936106493430" text:continue-list="list2509939460598729247" text:style-name="L3">
        <text:list-item>
          <text:p text:style-name="P12">empty constructor</text:p>
        </text:list-item>
        <text:list-item>
          <text:p text:style-name="P12">constructor from file</text:p>
        </text:list-item>
      </text:list>
      <text:p text:style-name="P21">'Member' classes:</text:p>
      <text:list xml:id="list124934903614939" text:continue-numbering="true" text:style-name="L3">
        <text:list-item>
          <text:p text:style-name="P10">class Iterator </text:p>
        </text:list-item>
        <text:list-item>
          <text:p text:style-name="P10">class RowIterator </text:p>
        </text:list-item>
        <text:list-item>
          <text:p text:style-name="P10">class ColIterator </text:p>
        </text:list-item>
        <text:list-item>
          <text:p text:style-name="P10">class SectionIterator </text:p>
        </text:list-item>
      </text:list>
      <text:p text:style-name="P21">Methods:</text:p>
      <text:list xml:id="list124935147468860" text:continue-numbering="true" text:style-name="L3">
        <text:list-item>
          <text:p text:style-name="P12"><text:soft-page-break/>output to file</text:p>
        </text:list-item>
        <text:list-item>
          <text:p text:style-name="P12">'sweep' rows, columns, squares</text:p>
        </text:list-item>
        <text:list-item>
          <text:p text:style-name="P8">getIterator() </text:p>
        </text:list-item>
        <text:list-item>
          <text:p text:style-name="P17">int getSection(int row, int col), int getSection(const Square &amp;): delegate ← </text:p>
        </text:list-item>
        <text:list-item>
          <text:p text:style-name="P9">getRowIterator(int), getRowIterator(const Square&amp;): delegate ←</text:p>
        </text:list-item>
        <text:list-item>
          <text:p text:style-name="P9">getColIterator(int), getColIteraror(const Square&amp;): delegate ←</text:p>
        </text:list-item>
        <text:list-item>
          <text:p text:style-name="P8">getSectionIterator(int), getSectionIterator(const Square&amp;): delegate ←</text:p>
        </text:list-item>
        <text:list-item>
          <text:p text:style-name="P17">getRowPossibleValues(int), getRowPossibleValues(const Square&amp;): <text:span text:style-name="T1">delegate ←</text:span></text:p>
        </text:list-item>
        <text:list-item>
          <text:p text:style-name="P17">getColumnPossibleValues(int), getColumnPossibleValues(const Square&amp;): <text:span text:style-name="T1">delegate ←</text:span></text:p>
        </text:list-item>
        <text:list-item>
          <text:p text:style-name="P17">getSectionPossibleValues(int), getSectionPossibleValues(const Square&amp;): <text:span text:style-name="T1">delegate ←</text:span></text:p>
        </text:list-item>
      </text:list>
      <text:p text:style-name="P11"/>
      <text:p text:style-name="P11">Improvements:</text:p>
      <text:list xml:id="list4589105151857965087" text:style-name="L4">
        <text:list-item>
          <text:p text:style-name="P13">template Board on size</text:p>
        </text:list-item>
        <text:list-item>
          <text:p text:style-name="P5">GUI, multithreaded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enior</meta:initial-creator>
    <meta:creation-date>2014-09-13T17:08:33.325774437</meta:creation-date>
    <dc:date>2014-09-14T12:49:33.859515385</dc:date>
    <dc:creator>Alexander Senior</dc:creator>
    <meta:editing-duration>PT6M35S</meta:editing-duration>
    <meta:editing-cycles>7</meta:editing-cycles>
    <meta:generator>LibreOffice/4.1.3.2$Linux_x86 LibreOffice_project/410m0$Build-2</meta:generator>
    <meta:document-statistic meta:table-count="0" meta:image-count="0" meta:object-count="0" meta:page-count="2" meta:paragraph-count="51" meta:word-count="203" meta:character-count="1458" meta:non-whitespace-character-count="1332"/>
  </office:meta>
</office:document-meta>
</file>